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c1d" officeooo:paragraph-rsid="00118c1d"/>
    </style:style>
    <style:style style:name="P2" style:family="paragraph" style:parent-style-name="Standard">
      <style:text-properties officeooo:paragraph-rsid="00118c1d"/>
    </style:style>
    <style:style style:name="T1" style:family="text">
      <style:text-properties officeooo:rsid="00118c1d"/>
    </style:style>
    <style:style style:name="T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3" style:family="text">
      <style:text-properties fo:color="#ce9178" loext:opacity="100%" style:font-name="Droid Sans Mono" fo:font-size="10.5pt" fo:font-weight="normal" officeooo:rsid="00118c1d" fo:background-color="#1f1f1f" loext:char-shading-value="0"/>
    </style:style>
    <style:style style:name="T4" style:family="text">
      <style:text-properties fo:color="#ce9178" loext:opacity="100%" style:font-name="Droid Sans Mono" fo:font-size="10.5pt" fo:font-weight="normal" officeooo:rsid="00137afb" fo:background-color="#1f1f1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ile used- </text:span><text:span text:style-name="T4">tanzania.gpkg</text:span></text:p>
      <text:p text:style-name="P2"><text:span text:style-name="T4">⚡ Running Spatial Index Experiment</text:span></text:p>
      <text:p text:style-name="P2"><text:span text:style-name="T4"/></text:p>
      <text:p text:style-name="P2"><text:span text:style-name="T4"/></text:p>
      <text:p text:style-name="P2"><text:span text:style-name="T4">==================== NO_INDEX ====================</text:span></text:p>
      <text:p text:style-name="P2"><text:span text:style-name="T4"/></text:p>
      <text:p text:style-name="P2"><text:span text:style-name="T4">[NO_INDEX] → SELECT</text:span></text:p>
      <text:p text:style-name="P2"><text:span text:style-name="T4"/></text:p>
      <text:p text:style-name="P2"><text:span text:style-name="T4">--- ENERGY REPORT ---</text:span></text:p>
      <text:p text:style-name="P2"><text:span text:style-name="T4">CPU Energy: 9.6e-05</text:span></text:p>
      <text:p text:style-name="P2"><text:span text:style-name="T4">RAM Energy: 9.449999999999999e-05</text:span></text:p>
      <text:p text:style-name="P2"><text:span text:style-name="T4">Total Energy: 0.0001905</text:span></text:p>
      <text:p text:style-name="P2"><text:span text:style-name="T4">Duration: 0.10487556457519531 seconds</text:span></text:p>
      <text:p text:style-name="P2"><text:span text:style-name="T4">---------------------</text:span></text:p>
      <text:p text:style-name="P2"><text:span text:style-name="T4"/></text:p>
      <text:p text:style-name="P2"><text:span text:style-name="T4"/></text:p>
      <text:p text:style-name="P2"><text:span text:style-name="T4">[NO_INDEX] → JOIN</text:span></text:p>
      <text:p text:style-name="P2"><text:span text:style-name="T4"/></text:p>
      <text:p text:style-name="P2"><text:span text:style-name="T4">--- ENERGY REPORT ---</text:span></text:p>
      <text:p text:style-name="P2"><text:span text:style-name="T4">CPU Energy: 0.000107</text:span></text:p>
      <text:p text:style-name="P2"><text:span text:style-name="T4">RAM Energy: 9.46e-05</text:span></text:p>
      <text:p text:style-name="P2"><text:span text:style-name="T4">Total Energy: 0.0002016</text:span></text:p>
      <text:p text:style-name="P2"><text:span text:style-name="T4">Duration: 0.10310149192810059 seconds</text:span></text:p>
      <text:p text:style-name="P2"><text:span text:style-name="T4">---------------------</text:span></text:p>
      <text:p text:style-name="P2"><text:span text:style-name="T4"/></text:p>
      <text:p text:style-name="P2"><text:span text:style-name="T4"/></text:p>
      <text:p text:style-name="P2"><text:span text:style-name="T4">==================== WITH_INDEX ====================</text:span></text:p>
      <text:p text:style-name="P2"><text:span text:style-name="T4"/></text:p>
      <text:p text:style-name="P2"><text:span text:style-name="T4">[WITH_INDEX] → SELECT</text:span></text:p>
      <text:p text:style-name="P2"><text:span text:style-name="T4"/></text:p>
      <text:p text:style-name="P2"><text:span text:style-name="T4">--- ENERGY REPORT ---</text:span></text:p>
      <text:p text:style-name="P2"><text:span text:style-name="T4">CPU Energy: 0.00012800000000000002</text:span></text:p>
      <text:p text:style-name="P2"><text:span text:style-name="T4">RAM Energy: 9.46e-05</text:span></text:p>
      <text:p text:style-name="P2"><text:span text:style-name="T4">Total Energy: 0.00022260000000000002</text:span></text:p>
      <text:p text:style-name="P2"><text:span text:style-name="T4">Duration: 0.07185029983520508 seconds</text:span></text:p>
      <text:p text:style-name="P2"><text:span text:style-name="T4">---------------------</text:span></text:p>
      <text:p text:style-name="P2"><text:span text:style-name="T4"/></text:p>
      <text:p text:style-name="P2"><text:span text:style-name="T4"/></text:p>
      <text:p text:style-name="P2"><text:span text:style-name="T4">[WITH_INDEX] → JOIN</text:span></text:p>
      <text:p text:style-name="P2"><text:span text:style-name="T4"/></text:p>
      <text:p text:style-name="P2"><text:span text:style-name="T4">--- ENERGY REPORT ---</text:span></text:p>
      <text:p text:style-name="P2"><text:span text:style-name="T4">CPU Energy: 9.7e-05</text:span></text:p>
      <text:p text:style-name="P2"><text:span text:style-name="T4">RAM Energy: 9.46e-05</text:span></text:p>
      <text:p text:style-name="P2"><text:span text:style-name="T4">Total Energy: 0.0001916</text:span></text:p>
      <text:p text:style-name="P2"><text:span text:style-name="T4">Duration: 0.26596593856811523 seconds</text:span></text:p>
      <text:p text:style-name="P2"><text:span text:style-name="T4">---------------------</text:span></text:p>
      <text:p text:style-name="P2"><text:span text:style-name="T3"/></text:p>
      <text:p text:style-name="P2"><text:span text:style-name="T3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3:35:02.711221513</meta:creation-date>
    <dc:date>2026-04-21T14:01:18.216615090</dc:date>
    <meta:editing-duration>PT16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94" meta:character-count="842" meta:non-whitespace-character-count="780"/>
  </office:meta>
</office:document-meta>
</file>